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4b4" officeooo:paragraph-rsid="0005d4b4"/>
    </style:style>
    <style:style style:name="P2" style:family="paragraph" style:parent-style-name="Standard">
      <style:text-properties officeooo:paragraph-rsid="0005d4b4"/>
    </style:style>
    <style:style style:name="P3" style:family="paragraph" style:parent-style-name="Standard">
      <style:text-properties officeooo:rsid="0006b3f3" officeooo:paragraph-rsid="0006b3f3"/>
    </style:style>
    <style:style style:name="P4" style:family="paragraph" style:parent-style-name="Standard">
      <style:text-properties officeooo:paragraph-rsid="0006b3f3"/>
    </style:style>
    <style:style style:name="T1" style:family="text">
      <style:text-properties officeooo:rsid="0005d4b4"/>
    </style:style>
    <style:style style:name="T2" style:family="text">
      <style:text-properties officeooo:rsid="0006b3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d A CS523 Rust</text:p>
      <text:p text:style-name="P1"/>
      <text:p text:style-name="P1">Project Proposal - Class scheduler </text:p>
      <text:p text:style-name="Standard"/>
      <text:p text:style-name="Standard"/>
      <text:p text:style-name="P4"><text:span text:style-name="T1"><text:tab/>My Proposal for the term Project is a class scheduler tool. This tool would allow a student to registrar for a term of classes same way we currently use Ban web here at Portland State to register for classes. I want to work on this assignment because I find it interesting how this system is currently in place on our schools website. </text:span>The project touches on multiple areas: task scheduling, time-management , <text:span text:style-name="T1">data</text:span> analytics, and <text:span text:style-name="T1">CLI uasge</text:span>. It also <text:span text:style-name="T1">uses</text:span> with concepts relevant to Rust development, including workspace structure, testing discipline, and documentation practices. The goal is to build not just a tool, but a code base <text:span text:style-name="T1">displaying</text:span> <text:span text:style-name="T1">what I have learned in Rust so far. </text:span></text:p>
      <text:p text:style-name="Standard"/>
      <text:p text:style-name="P2"><text:tab/>In a typical <text:span text:style-name="T1">school</text:span> term, students must <text:span text:style-name="T1">organize</text:span> a large number of deadlines, readings, exams, and <text:span text:style-name="T1">outside</text:span> commitments. These responsibilities often <text:span text:style-name="T1">linked across may platforms</text:span>, including campus learning-management systems<text:span text:style-name="T1">(Canvas)</text:span>, calendars, to-do apps, and <text:span text:style-name="T1">class</text:span> notes. <text:span text:style-name="T1">Class scheduler </text:span>aims to <text:span text:style-name="T1">centralize</text:span> academic organization into a single <text:span text:style-name="T1">CLI application</text:span>, implemented as a Rust <text:span text:style-name="T1">CLI </text:span>application. The project will provide a streamlined command-line interface <text:span text:style-name="T1">that utilizes</text:span> library crate. The tool will allow students to <text:span text:style-name="T1">register for classes, </text:span>manage coursework, track deadlines, <text:span text:style-name="T1">and </text:span>schedule study sessions.</text:p>
      <text:p text:style-name="Standard">At its core, Class scheduler will define structured models for courses, assignments, deadlines, study sessions, calendar events, and progress <text:span text:style-name="T2">statistics</text:span>. Users will be able to create tasks, associate them with courses, <text:span text:style-name="T2">note the</text:span> expected effort, and set due dates. </text:p>
      <text:p text:style-name="Standard"/>
      <text:p text:style-name="Standard"><text:tab/>The CLI design <text:span text:style-name="T2">displays a user interface for the user. </text:span>For example, users will be able to run commands like:</text:p>
      <text:p text:style-name="Standard"/>
      <text:p text:style-name="Standard"><text:s/>add-class &lt;<text:span text:style-name="T2">class #</text:span>&gt; &lt;<text:span text:style-name="T2">title</text:span>...&gt;</text:p>
      <text:p text:style-name="Standard"><text:s/>add-<text:span text:style-name="T2">class-</text:span>meeting-<text:span text:style-name="T2">time</text:span> &lt;<text:span text:style-name="T2">class</text:span>&gt; &lt;<text:span text:style-name="T2">day</text:span>&gt; &lt;<text:span text:style-name="T2">starttime</text:span>&gt; &lt;<text:span text:style-name="T2">endtime</text:span>&gt; &lt;<text:span text:style-name="T2">location</text:span>&gt;</text:p>
      <text:p text:style-name="Standard"><text:s/><text:span text:style-name="T2">delete</text:span>-class &lt;<text:span text:style-name="T2">class</text:span>&gt;</text:p>
      <text:p text:style-name="Standard"><text:s/>list-<text:span text:style-name="T2">all-classes</text:span></text:p>
      <text:p text:style-name="Standard"><text:s/><text:span text:style-name="T2">show</text:span>week</text:p>
      <text:p text:style-name="Standard"><text:s/><text:span text:style-name="T2">show</text:span>conflicts</text:p>
      <text:p text:style-name="Standard"><text:s/><text:span text:style-name="T2">gethelp</text:span></text:p>
      <text:p text:style-name="Standard"/>
      <text:p text:style-name="P3">Currently class scheduler uses RAM to store user data, when the application is closed, entries are deleted. I am trying to come up with a solution that would allow us save the user data to a file and retrieve the information at a later date when the file is saved and loaded from disc.I expect this project to be at the minimum of 500 lines as outlined in the project requirements. </text:p>
      <text:p text:style-name="Standard"/>
      <text:p text:style-name="Standard"><text:tab/>Overall, Class scheduler <text:span text:style-name="T2">aims</text:span> to deliver a <text:s/>academic assistant <text:span text:style-name="T2">similar to Ban web but at a CLI level without a UI.</text:span> <text:span text:style-name="T2">I believe this would be a great tool to build in Rust and will allow me to use the what we have learned in class so far to implement this project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20:01:48.924744609</meta:creation-date>
    <dc:date>2025-11-03T20:22:30.652905882</dc:date>
    <meta:editing-duration>PT9M55S</meta:editing-duration>
    <meta:editing-cycles>1</meta:editing-cycles>
    <meta:document-statistic meta:table-count="0" meta:image-count="0" meta:object-count="0" meta:page-count="1" meta:paragraph-count="15" meta:word-count="405" meta:character-count="2527" meta:non-whitespace-character-count="2120"/>
    <meta:generator>LibreOffice/24.2.7.2$Linux_X86_64 LibreOffice_project/420$Build-2</meta:generator>
  </office:meta>
</office:document-meta>
</file>